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2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Total strip width</text:p>
          </table:table-cell>
          <table:table-cell office:value-type="float" office:value="1181" calcext:value-type="float">
            <text:p>11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oto ratio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Vertical stri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der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Img width</text:p>
          </table:table-cell>
          <table:table-cell table:formula="of:=([.$B$1]-1)/2-2*[.$B$3]" office:value-type="float" office:value="530" calcext:value-type="float">
            <text:p>5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strip height</text:p>
          </table:table-cell>
          <table:table-cell office:value-type="float" office:value="1748" calcext:value-type="float">
            <text:p>1748</text:p>
          </table:table-cell>
          <table:table-cell/>
          <table:table-cell office:value-type="string" calcext:value-type="string">
            <text:p>Img height</text:p>
          </table:table-cell>
          <table:table-cell office:value-type="float" office:value="400" calcext:value-type="float">
            <text:p>400</text:p>
          </table:table-cell>
          <table:table-cell table:formula="of:=[.E3]/[.E4]" office:value-type="float" office:value="1.325" calcext:value-type="float">
            <text:p>1.32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hoto sectio height</text:p>
          </table:table-cell>
          <table:table-cell table:formula="of:=3*[.E4]+4*[.B3]" office:value-type="float" office:value="1320" calcext:value-type="float">
            <text:p>13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emainder</text:p>
          </table:table-cell>
          <table:table-cell table:formula="of:=[.B4]-[.E5]" office:value-type="float" office:value="428" calcext:value-type="float">
            <text:p>4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itial X</text:p>
          </table:table-cell>
          <table:table-cell office:value-type="float" office:value="25" calcext:value-type="float">
            <text:p>25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irror X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olaroid strip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mg width</text:p>
          </table:table-cell>
          <table:table-cell table:formula="of:=[.B4]/2-[.B3]*2" office:value-type="float" office:value="814" calcext:value-type="float">
            <text:p>81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mg height</text:p>
          </table:table-cell>
          <table:table-cell office:value-type="float" office:value="714" calcext:value-type="float">
            <text:p>714</text:p>
          </table:table-cell>
          <table:table-cell table:formula="of:=[.E12]/[.E13]" office:value-type="float" office:value="1.14005602240896" calcext:value-type="float">
            <text:p>1.1400560224089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mainder</text:p>
          </table:table-cell>
          <table:table-cell table:formula="of:=[.B1]-[.B3]*2-[.E13]" office:value-type="float" office:value="407" calcext:value-type="float">
            <text:p>407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otate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rror Y</text:p>
          </table:table-cell>
          <table:table-cell table:number-columns-repeated="3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3"/>
          <table:table-cell table:formula="of:=1181/2" office:value-type="float" office:value="590.5" calcext:value-type="float">
            <text:p>59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590-25" office:value-type="float" office:value="565" calcext:value-type="float">
            <text:p>56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590-530-25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591+[.D25]" office:value-type="float" office:value="626" calcext:value-type="float">
            <text:p>62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/00/0000</text:date>, <text:time style:data-style-name="N2" text:time-value="17:26:07.3838542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6T22:04:04.201304813</meta:creation-date>
    <dc:date>2020-02-10T20:39:44.501316428</dc:date>
    <meta:editing-duration>PT5H28M28S</meta:editing-duration>
    <meta:editing-cycles>4</meta:editing-cycles>
    <meta:generator>LibreOffice/6.1.5.2$Linux_ARM_EABI LibreOffice_project/10$Build-2</meta:generator>
    <meta:document-statistic meta:table-count="1" meta:cell-count="36" meta:object-count="0"/>
  </office:meta>
</office:document-meta>
</file>